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.344cm" fo:margin-top="0cm" fo:margin-bottom="0.499cm" style:contextual-spacing="false" fo:text-align="center" style:justify-single-word="false" fo:text-indent="0cm" style:auto-text-indent="false"/>
    </style:style>
    <style:style style:name="P2" style:family="paragraph" style:parent-style-name="Normal">
      <style:paragraph-properties fo:margin-left="0cm" fo:margin-right="0cm" fo:margin-top="0cm" fo:margin-bottom="0.437cm" style:contextual-spacing="false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18.9cm" style:contextual-spacing="false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1.24cm" fo:margin-right="0cm" fo:margin-top="0cm" fo:margin-bottom="0.524cm" style:contextual-spacing="false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653cm" fo:margin-right="0cm" fo:margin-top="0cm" fo:margin-bottom="0.512cm" style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margin-top="0cm" fo:margin-bottom="0.249cm" style:contextual-spacing="false" fo:line-height="166%" fo:text-indent="0cm" style:auto-text-indent="false">
        <style:tab-stops/>
      </style:paragraph-properties>
    </style:style>
    <style:style style:name="P7" style:family="paragraph" style:parent-style-name="Normal">
      <style:paragraph-properties fo:margin-left="-0.026cm" fo:margin-right="0cm" fo:margin-top="0cm" fo:margin-bottom="0.254cm" style:contextual-spacing="false" fo:line-height="157%" fo:text-indent="1.249cm" style:auto-text-indent="false">
        <style:tab-stops/>
      </style:paragraph-properties>
    </style:style>
    <style:style style:name="P8" style:family="paragraph" style:parent-style-name="Normal" style:master-page-name="MP0">
      <style:paragraph-properties fo:margin-left="0cm" fo:margin-right="0.012cm" fo:margin-top="0cm" fo:margin-bottom="0.406cm" style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9" style:family="paragraph" style:parent-style-name="Normal" style:list-style-name="L1">
      <style:paragraph-properties fo:margin-left="0cm" fo:margin-right="0cm" fo:text-indent="-1.249cm" style:auto-text-indent="false"/>
    </style:style>
    <style:style style:name="P10" style:family="paragraph" style:parent-style-name="Normal" style:list-style-name="L1">
      <style:paragraph-properties fo:margin-left="0cm" fo:margin-right="0cm" fo:margin-top="0cm" fo:margin-bottom="0.296cm" style:contextual-spacing="false" fo:line-height="157%" fo:text-indent="-1.249cm" style:auto-text-indent="false"/>
    </style:style>
    <style:style style:name="P11" style:family="paragraph" style:parent-style-name="Normal" style:list-style-name="L1">
      <style:paragraph-properties fo:margin-left="0cm" fo:margin-right="0cm" fo:margin-top="0cm" fo:margin-bottom="0.293cm" style:contextual-spacing="false" fo:line-height="157%" fo:text-indent="-1.249cm" style:auto-text-indent="false"/>
    </style:style>
    <style:style style:name="P12" style:family="paragraph" style:parent-style-name="Normal" style:list-style-name="L1">
      <style:paragraph-properties fo:margin-left="0cm" fo:margin-right="0cm" fo:line-height="157%" fo:text-indent="-1.249cm" style:auto-text-indent="false"/>
    </style:style>
    <style:style style:name="P13" style:family="paragraph" style:parent-style-name="Normal" style:list-style-name="L1">
      <style:paragraph-properties fo:margin-left="0cm" fo:margin-right="0cm" fo:margin-top="0cm" fo:margin-bottom="0.298cm" style:contextual-spacing="false" fo:line-height="157%" fo:text-indent="-1.249cm" style:auto-text-indent="false"/>
    </style:style>
    <style:style style:name="P14" style:family="paragraph" style:parent-style-name="Normal" style:list-style-name="L1">
      <style:paragraph-properties fo:margin-left="0cm" fo:margin-right="0cm" fo:margin-top="0cm" fo:margin-bottom="0.233cm" style:contextual-spacing="false" fo:line-height="165%" fo:text-indent="-1.249cm" style:auto-text-indent="false"/>
    </style:style>
    <style:style style:name="P15" style:family="paragraph" style:parent-style-name="Normal" style:list-style-name="L1">
      <style:paragraph-properties fo:margin-left="0cm" fo:margin-right="0cm" fo:margin-top="0cm" fo:margin-bottom="0.982cm" style:contextual-spacing="false" fo:line-height="148%" fo:text-indent="-1.249cm" style:auto-text-indent="false"/>
    </style:style>
    <style:style style:name="P16" style:family="paragraph" style:parent-style-name="Normal" style:list-style-name="L1">
      <style:paragraph-properties fo:margin-left="0cm" fo:margin-right="0cm" fo:margin-top="0cm" fo:margin-bottom="0.31cm" style:contextual-spacing="false" fo:line-height="154%" fo:text-indent="-1.249cm" style:auto-text-indent="false"/>
    </style:style>
    <style:style style:name="P17" style:family="paragraph" style:parent-style-name="Normal" style:list-style-name="L1">
      <style:paragraph-properties fo:margin-left="0cm" fo:margin-right="0cm" fo:margin-top="0cm" fo:margin-bottom="0.136cm" style:contextual-spacing="false" fo:line-height="164%" fo:text-indent="-1.249cm" style:auto-text-indent="false"/>
    </style:style>
    <style:style style:name="P18" style:family="paragraph" style:parent-style-name="Normal">
      <style:paragraph-properties fo:margin-left="-0.026cm" fo:margin-right="0cm" fo:margin-top="0cm" fo:margin-bottom="0.21cm" style:contextual-spacing="false" fo:line-height="100%" fo:text-indent="1.249cm" style:auto-text-indent="false">
        <style:tab-stops/>
      </style:paragraph-properties>
    </style:style>
    <style:style style:name="P19" style:family="paragraph" style:parent-style-name="Normal">
      <style:paragraph-properties fo:margin-left="-0.026cm" fo:margin-right="0cm" fo:margin-top="0cm" fo:margin-bottom="0.268cm" style:contextual-spacing="false" fo:line-height="100%" fo:text-indent="1.249cm" style:auto-text-indent="false">
        <style:tab-stops/>
      </style:paragraph-properties>
    </style:style>
    <style:style style:name="P20" style:family="paragraph" style:parent-style-name="Normal">
      <style:paragraph-properties fo:margin-left="1.266cm" fo:margin-right="0cm" fo:line-height="100%" fo:text-indent="0cm" style:auto-text-indent="false">
        <style:tab-stops/>
      </style:paragraph-properties>
    </style:style>
    <style:style style:name="P21" style:family="paragraph" style:parent-style-name="Normal">
      <style:paragraph-properties fo:margin-top="0cm" fo:margin-bottom="0.499cm" style:contextual-spacing="false" fo:line-height="100%" fo:text-align="center" style:justify-single-word="false"/>
    </style:style>
    <style:style style:name="P22" style:family="paragraph" style:parent-style-name="Normal" style:master-page-name="">
      <loext:graphic-properties draw:fill="none"/>
      <style:paragraph-properties fo:margin-left="-0.03cm" fo:margin-right="0cm" fo:margin-top="0cm" fo:margin-bottom="0.288cm" style:contextual-spacing="false" fo:line-height="151%" fo:text-align="justify" style:justify-single-word="false" fo:hyphenation-ladder-count="no-limit" fo:text-indent="1.251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1.249cm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Default_20_Paragraph_20_Font"><text:span text:style-name="T1">Техническое задание на курсовой проект </text:span></text:span></text:p>
      <text:p text:style-name="P2"><text:s/></text:p>
      <text:p text:style-name="P21"><text:span text:style-name="Default_20_Paragraph_20_Font"><text:span text:style-name="T1">Тема курсового проекта</text:span></text:span> __________________________________________________ </text:p>
      <text:p text:style-name="P20"><text:span text:style-name="Default_20_Paragraph_20_Font"><text:span text:style-name="T1">Характер разработки</text:span></text:span>: прикладная квалификационная работа. </text:p>
      <text:p text:style-name="P18"><text:span text:style-name="Default_20_Paragraph_20_Font"><text:span text:style-name="T1">Основания для разработки:</text:span></text:span> учебный план специальности, рабочая программа дисциплины, распоряжение по учебному заведению. </text:p>
      <text:p text:style-name="P19"><text:span text:style-name="Default_20_Paragraph_20_Font"><text:span text:style-name="T1">Требования к курсовому проекту:</text:span></text:span> требования к проектируемой системе определены соответствующими стандартами ГОСТ 19 и ГОСТ 34; требования к структуре документов определены соответствующими стандартами ЕСКД и КСПД; требования к оформлению определены соответствующими методическими указаниями. </text:p>
      <text:p text:style-name="P22"><text:span text:style-name="Default_20_Paragraph_20_Font"><text:span text:style-name="T1">Порядок контроля и приёмки курсового проекта:</text:span></text:span> контроль выполнения курсового проекта проводится руководителем поэтапно в соответствии с утвержденным графиком выполнения курсового проекта; на завершающем этапе руководитель осуществляет нормоконтроль представленной исполнителем документации и принимает решение о допуске (недопуске) курсового проекта к защите, при подготовке защиты курсового проекта исполнитель представляет документацию, делает краткое сообщение по теме разработки и демонстрирует реализацию. </text:p>
      <text:p text:style-name="P7"><text:span text:style-name="Default_20_Paragraph_20_Font"><text:span text:style-name="T1">При работе над курсовым проектом учитывать:</text:span></text:span> степень соответствия представленной разработки требованиям технического задания, качество реализации, документации и доклада по теме проекта, соблюдение исполнителем графика выполнения курсового проекта. </text:p>
      <text:p text:style-name="P5"><text:span text:style-name="Default_20_Paragraph_20_Font"><text:span text:style-name="T1">Плановые сроки выполнения:</text:span></text:span> __ семестр 20__/__ учебного года: </text:p>
      <text:p text:style-name="P4"><text:span text:style-name="Default_20_Paragraph_20_Font"><text:span text:style-name="T1">Исходные данные: </text:span></text:span></text:p>
      <text:list xml:id="list1983007960" text:style-name="L1">
        <text:list-item>
          <text:p text:style-name="P10">в курсовом проекте необходимо выполнить следующие этапы разработки, которые должны быть отражены в пояснительной записке: изучение необходимых теоретических сведений в соответствии с заданием, выявление действующих субъектов системы; </text:p>
        </text:list-item>
        <text:list-item>
          <text:p text:style-name="P11">курсовой проект основывается на фактических материалах, полученных в ходе учебной или практической профессиональной деятельности, с использованием результатов последних исследований, а также на результатах собственных исследований и экспертной оценки. </text:p>
        </text:list-item>
        <text:list-item>
          <text:p text:style-name="P12">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сферы деятельности. </text:p>
        </text:list-item>
      </text:list>
      <text:p text:style-name="P4"><text:span text:style-name="Default_20_Paragraph_20_Font"><text:span text:style-name="T1">Состав курсового проекта: </text:span></text:span></text:p>
      <text:list xml:id="list135727375015908" text:continue-numbering="true" text:style-name="L1">
        <text:list-item>
          <text:p text:style-name="P9">Текстовые и графические документы; </text:p>
        </text:list-item>
        <text:list-item>
          <text:p text:style-name="P9"><text:soft-page-break/>Программная и технологическая документация (при необходимости); </text:p>
        </text:list-item>
        <text:list-item>
          <text:p text:style-name="P9">Пояснительная (расчётно-пояснительная) записка; </text:p>
        </text:list-item>
        <text:list-item>
          <text:p text:style-name="P10">Обязательные структурные элементы: титульный лист (одна страница), содержание (от одной страницы), ведение (от одной страницы), список литературы (от одной страницы), заключение (от одной страницы), </text:p>
        </text:list-item>
        <text:list-item>
          <text:p text:style-name="P14">Объём основной части работы: минимум два раздела с минимум двумя параграфами (от пяти страниц) в каждом разделе. </text:p>
        </text:list-item>
      </text:list>
      <text:p text:style-name="P4"><text:span text:style-name="Default_20_Paragraph_20_Font"><text:span text:style-name="T1">Содержание пояснительной записки: </text:span></text:span></text:p>
      <text:list xml:id="list135727385234542" text:continue-numbering="true" text:style-name="L1">
        <text:list-item>
          <text:p text:style-name="P9">Титульный лист; </text:p>
        </text:list-item>
        <text:list-item>
          <text:p text:style-name="P9">Лист задания; </text:p>
        </text:list-item>
        <text:list-item>
          <text:p text:style-name="P9">Содержание; </text:p>
        </text:list-item>
        <text:list-item>
          <text:p text:style-name="P9">Введение; </text:p>
        </text:list-item>
        <text:list-item>
          <text:p text:style-name="P9">Исходные данные; </text:p>
        </text:list-item>
        <text:list-item>
          <text:p text:style-name="P9">Основной раздел (теоретическая, аналитическая и проектно-аналитическая часть); </text:p>
        </text:list-item>
        <text:list-item>
          <text:p text:style-name="P9">Заключение; </text:p>
        </text:list-item>
        <text:list-item>
          <text:p text:style-name="P9">Список использованной литературы; </text:p>
        </text:list-item>
        <text:list-item>
          <text:p text:style-name="P9">Приложения. </text:p>
        </text:list-item>
      </text:list>
      <text:p text:style-name="P4"><text:span text:style-name="Default_20_Paragraph_20_Font"><text:span text:style-name="T1">Детализированное техническое задание на курсовой проект: </text:span></text:span></text:p>
      <text:list xml:id="list135728366726278" text:continue-numbering="true" text:style-name="L1">
        <text:list-item>
          <text:p text:style-name="P11">во <text:span text:style-name="Default_20_Paragraph_20_Font"><text:span text:style-name="T1">введении</text:span></text:span> обосновать актуальность исследуемой темы, степень её изученности, дать критический обзор работ, характеризующих сущность рассматриваемого вопроса, определить цель и задачи, описать применяемые методы исследования; </text:p>
        </text:list-item>
        <text:list-item>
          <text:p text:style-name="P13">в <text:span text:style-name="Default_20_Paragraph_20_Font"><text:span text:style-name="T1">теоретической части</text:span></text:span> изложить теоретические концептуальные основы исследуемой проблемы и собственное понимание существа вопросов исследуемой темы, сформировать своё аргументированное мнение по неоднозначным вопросам; </text:p>
        </text:list-item>
        <text:list-item>
          <text:p text:style-name="P15">в <text:span text:style-name="Default_20_Paragraph_20_Font"><text:span text:style-name="T1">аналитической части</text:span></text:span> изложить особенности функционирования объекта исследования, проанализировать и раскрыть особенности сбора, обработки и подготовки информации о </text:p>
        </text:list-item>
      </text:list>
      <text:p text:style-name="P1">2 </text:p>
      <text:p text:style-name="P6"><text:soft-page-break/>процессах, целесообразно рассмотреть порядок формирования и представления информации об отдельных объектах исследования; </text:p>
      <text:list xml:id="list135728055749868" text:continue-numbering="true" text:style-name="L1">
        <text:list-item>
          <text:p text:style-name="P16">в <text:span text:style-name="Default_20_Paragraph_20_Font"><text:span text:style-name="T1">проектно-аналитической части</text:span></text:span> разработать и внести предложения по рациональной методологии исследования объекта с использованием современных информационных технологий, доказать целесообразность и необходимость предлагаемых решений, спрогнозировать результаты от внедрения предложений; </text:p>
        </text:list-item>
        <text:list-item>
          <text:p text:style-name="P17">в <text:span text:style-name="Default_20_Paragraph_20_Font"><text:span text:style-name="T1">заключении</text:span></text:span> изложить основные результаты исследования, сформулировать выводы, предложения и перспективы дальнейшей разработки темы. </text:p>
        </text:list-item>
      </text:list>
      <text:p text:style-name="P3"><text:s/></text:p>
      <text:p text:style-name="P1"><text:soft-page-break/>3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36cm" fo:margin-right="0cm" fo:margin-top="0cm" fo:margin-bottom="0.46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9cm" fo:margin-bottom="1.254cm" fo:margin-left="2.503cm" fo:margin-right="0.9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subject/>
    <meta:initial-creator>AdminS</meta:initial-creator>
    <meta:creation-date>2023-09-13T10:15:00Z</meta:creation-date>
    <dc:date>2023-09-13T13:57:26.715000000</dc:date>
    <meta:editing-cycles>3</meta:editing-cycles>
    <meta:editing-duration>PT7M2S</meta:editing-duration>
    <meta:document-statistic meta:table-count="0" meta:image-count="0" meta:object-count="0" meta:page-count="4" meta:paragraph-count="39" meta:word-count="459" meta:character-count="4039" meta:non-whitespace-character-count="3600"/>
    <meta:template xlink:type="simple" xlink:actuate="onRequest" xlink:title="" xlink:href="Normal"/>
  </office:meta>
</office:document-meta>
</file>